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-width="0.276cm" draw:fill="solid" draw:fill-color="#c0c0c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508cm" draw:marker-start-width="0.958cm" draw:marker-end-width="0.958cm" draw:fill="none" draw:textarea-horizontal-align="center" draw:textarea-vertical-align="middle" fo:padding-top="0.375cm" fo:padding-bottom="0.375cm" fo:padding-left="0.5cm" fo:padding-right="0.5cm"/>
    </style:style>
    <style:style style:name="gr5" style:family="graphic" style:parent-style-name="standard">
      <style:graphic-properties svg:stroke-width="0.102cm" draw:marker-start="Arrow" draw:marker-start-width="0.61cm" draw:marker-end="Arrow" draw:marker-end-width="0.61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02cm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family="'Times New Roman'" style:font-family-generic="roman" style:font-pitch="variable" fo:font-size="36pt" style:font-size-asian="36pt" style:font-size-complex="36pt"/>
    </style:style>
    <style:style style:name="P3" style:family="paragraph">
      <style:paragraph-properties fo:text-align="center"/>
      <style:text-properties fo:font-family="'Times New Roman'" style:font-family-generic="roman" style:font-pitch="variable" fo:font-size="36pt" style:font-size-asian="36pt" style:font-size-complex="36pt"/>
    </style:style>
    <style:style style:name="T1" style:family="text">
      <style:text-properties fo:font-family="'Times New Roman'" style:font-family-generic="roman" style:font-pitch="variable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9.529cm" svg:height="1.829cm" draw:transform="skewX (0.0256563400043118) rotate (0.178023583703388) translate (6.98678285584704cm 15.736877211946cm)" svg:viewBox="0 0 9530 1830" svg:d="m0 33574c1117-189 2941-253 5000 506s4530 1201 4530 1201">
          <text:p/>
        </draw:path>
        <draw:path draw:style-name="gr1" draw:text-style-name="P1" draw:layer="layout" svg:width="9.6cm" svg:height="0.974cm" draw:transform="skewX (-0.00401425727958619) rotate (-0.061261056746176) translate (7.06131566892213cm 11.4158663882216cm)" svg:viewBox="0 0 9601 975" svg:d="m0 22899c6314-1 9601-975 9601-975">
          <text:p/>
        </draw:path>
        <draw:path draw:style-name="gr1" draw:text-style-name="P1" draw:layer="layout" svg:width="10.366cm" svg:height="2.439cm" draw:transform="skewX (-0.0652753140245756) rotate (0.188146493364953) translate (6.61796484971453cm 8.35614197441477cm)" svg:viewBox="0 0 10367 2440" svg:d="m0 18901c1683-92 4366 620 6830 1095s2843 933 3537 1337">
          <text:p/>
        </draw:path>
        <draw:frame draw:style-name="gr2" draw:text-style-name="P2" draw:layer="layout" svg:width="2.83cm" svg:height="1.656cm" svg:x="16.585cm" svg:y="6.715cm">
          <draw:text-box>
            <text:p><text:span text:style-name="T1">Skin</text:span></text:p>
          </draw:text-box>
        </draw:frame>
        <draw:frame draw:style-name="gr2" draw:text-style-name="P2" draw:layer="layout" svg:width="3.77cm" svg:height="1.656cm" svg:x="1.04cm" svg:y="10.774cm">
          <draw:text-box>
            <text:p><text:span text:style-name="T1">Tissue</text:span></text:p>
          </draw:text-box>
        </draw:frame>
        <draw:frame draw:style-name="gr2" draw:text-style-name="P2" draw:layer="layout" svg:width="3.465cm" svg:height="1.656cm" svg:x="7.35cm" svg:y="4.81cm">
          <draw:text-box>
            <text:p><text:span text:style-name="T1">Probe</text:span></text:p>
          </draw:text-box>
        </draw:frame>
        <draw:g>
          <draw:rect draw:style-name="gr3" draw:text-style-name="P1" draw:layer="layout" svg:width="1.905cm" svg:height="2.54cm" svg:x="11.065cm" svg:y="4.175cm">
            <text:p/>
          </draw:rect>
          <draw:rect draw:style-name="gr3" draw:text-style-name="P1" draw:layer="layout" svg:width="3.175cm" svg:height="1.27cm" svg:x="10.43cm" svg:y="6.715cm">
            <text:p/>
          </draw:rect>
          <draw:path draw:style-name="gr4" draw:text-style-name="P1" draw:layer="layout" svg:width="2.969cm" svg:height="0.579cm" draw:transform="rotate (1.10706234453979) translate (11.7574501796793cm 4.03119404273243cm)" svg:viewBox="0 0 2970 580" svg:d="m0 24959c1704-852 2970 259 2970 259">
            <text:p/>
          </draw:path>
        </draw:g>
        <draw:line draw:style-name="gr5" draw:text-style-name="P1" draw:layer="layout" svg:x1="12.535cm" svg:y1="8.149cm" svg:x2="12.535cm" svg:y2="12.339cm">
          <text:p/>
        </draw:line>
        <draw:line draw:style-name="gr5" draw:text-style-name="P1" draw:layer="layout" svg:x1="11.5cm" svg:y1="8.149cm" svg:x2="11.5cm" svg:y2="15.314cm">
          <text:p/>
        </draw:line>
        <draw:line draw:style-name="gr6" draw:text-style-name="P1" draw:layer="layout" svg:x1="5.011cm" svg:y1="11.449cm" svg:x2="7.985cm" svg:y2="9.89cm">
          <text:p/>
        </draw:line>
        <draw:line draw:style-name="gr6" draw:text-style-name="P1" draw:layer="layout" svg:x1="4.988cm" svg:y1="12.058cm" svg:x2="7.985cm" svg:y2="14.335cm">
          <text:p/>
        </draw:line>
        <draw:frame draw:style-name="gr2" draw:text-style-name="P3" draw:layer="layout" svg:width="6.145cm" svg:height="3.061cm" svg:x="13.27cm" svg:y="10.525cm">
          <draw:text-box>
            <text:p text:style-name="P1"><text:span text:style-name="T1">Ultrasound</text:span><text:span text:style-name="T1"><text:line-break/></text:span><text:span text:style-name="T1">ech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6-16T15:12:37.81</meta:creation-date>
    <dc:date>2010-06-21T09:32:56.59</dc:date>
    <meta:editing-duration>PT00H13M26S</meta:editing-duration>
    <meta:editing-cycles>2</meta:editing-cycles>
    <meta:generator>OpenOffice.org/3.2$Win32 OpenOffice.org_project/320m12$Build-9483</meta:generator>
    <meta:document-statistic meta:object-count="15"/>
  </office:meta>
</office:document-meta>
</file>